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2">
      <style:paragraph-properties fo:margin-top="0in" fo:margin-bottom="0.1965in" style:contextual-spacing="false"/>
    </style:style>
    <style:style style:name="P2" style:family="paragraph" style:parent-style-name="Preformatted_20_Text" style:list-style-name="L3"/>
    <style:style style:name="P3" style:family="paragraph" style:parent-style-name="Preformatted_20_Text" style:list-style-name="L3">
      <style:paragraph-properties fo:margin-top="0in" fo:margin-bottom="0.1965in" style:contextual-spacing="false"/>
    </style:style>
    <style:style style:name="P4" style:family="paragraph" style:parent-style-name="Preformatted_20_Text" style:list-style-name="L4">
      <style:paragraph-properties fo:margin-top="0in" fo:margin-bottom="0.1965in" style:contextual-spacing="false"/>
    </style:style>
    <style:style style:name="P5" style:family="paragraph" style:parent-style-name="Preformatted_20_Text" style:list-style-name="L5"/>
    <style:style style:name="P6" style:family="paragraph" style:parent-style-name="Preformatted_20_Text" style:list-style-name="L5">
      <style:paragraph-properties fo:margin-top="0in" fo:margin-bottom="0.1965in" style:contextual-spacing="false"/>
    </style:style>
    <style:style style:name="P7" style:family="paragraph" style:parent-style-name="Preformatted_20_Text" style:list-style-name="L7">
      <style:paragraph-properties fo:margin-top="0in" fo:margin-bottom="0.1965in" style:contextual-spacing="false"/>
    </style:style>
    <style:style style:name="P8" style:family="paragraph" style:parent-style-name="Preformatted_20_Text" style:list-style-name="L8">
      <style:paragraph-properties fo:margin-top="0in" fo:margin-bottom="0.1965in" style:contextual-spacing="false"/>
    </style:style>
    <style:style style:name="P9" style:family="paragraph" style:parent-style-name="Preformatted_20_Text" style:list-style-name="L9"/>
    <style:style style:name="P10" style:family="paragraph" style:parent-style-name="Preformatted_20_Text" style:list-style-name="L9">
      <style:paragraph-properties fo:margin-top="0in" fo:margin-bottom="0.1965in" style:contextual-spacing="false"/>
    </style:style>
    <style:style style:name="P11" style:family="paragraph" style:parent-style-name="Preformatted_20_Text" style:list-style-name="L10">
      <style:paragraph-properties fo:margin-top="0in" fo:margin-bottom="0.1965in" style:contextual-spacing="false"/>
    </style:style>
    <style:style style:name="P12" style:family="paragraph" style:parent-style-name="Preformatted_20_Text" style:list-style-name="L11"/>
    <style:style style:name="P13" style:family="paragraph" style:parent-style-name="Preformatted_20_Text" style:list-style-name="L11">
      <style:paragraph-properties fo:margin-top="0in" fo:margin-bottom="0.1965in" style:contextual-spacing="false"/>
    </style:style>
    <style:style style:name="P14" style:family="paragraph" style:parent-style-name="Preformatted_20_Text" style:list-style-name="L12">
      <style:paragraph-properties fo:margin-top="0in" fo:margin-bottom="0.1965in" style:contextual-spacing="false"/>
    </style:style>
    <style:style style:name="P15" style:family="paragraph" style:parent-style-name="Preformatted_20_Text" style:list-style-name="L13"/>
    <style:style style:name="P16" style:family="paragraph" style:parent-style-name="Preformatted_20_Text" style:list-style-name="L13">
      <style:paragraph-properties fo:margin-top="0in" fo:margin-bottom="0.1965in" style:contextual-spacing="false"/>
    </style:style>
    <style:style style:name="P17" style:family="paragraph" style:parent-style-name="Preformatted_20_Text" style:list-style-name="L14">
      <style:paragraph-properties fo:margin-top="0in" fo:margin-bottom="0.1965in" style:contextual-spacing="false"/>
    </style:style>
    <style:style style:name="P18" style:family="paragraph" style:parent-style-name="Preformatted_20_Text" style:list-style-name="L15"/>
    <style:style style:name="P19" style:family="paragraph" style:parent-style-name="Preformatted_20_Text" style:list-style-name="L15">
      <style:paragraph-properties fo:margin-top="0in" fo:margin-bottom="0.1965in" style:contextual-spacing="false"/>
    </style:style>
    <style:style style:name="P20" style:family="paragraph" style:parent-style-name="Text_20_body" style:list-style-name="L1"/>
    <style:style style:name="P21" style:family="paragraph" style:parent-style-name="Text_20_body" style:list-style-name="L1">
      <style:paragraph-properties fo:margin-top="0in" fo:margin-bottom="0in" style:contextual-spacing="false"/>
    </style:style>
    <style:style style:name="P22" style:family="paragraph" style:parent-style-name="Text_20_body" style:list-style-name="L2"/>
    <style:style style:name="P23" style:family="paragraph" style:parent-style-name="Text_20_body" style:list-style-name="L2">
      <style:paragraph-properties fo:margin-top="0in" fo:margin-bottom="0in" style:contextual-spacing="false"/>
    </style:style>
    <style:style style:name="P24" style:family="paragraph" style:parent-style-name="Text_20_body" style:list-style-name="L4"/>
    <style:style style:name="P25" style:family="paragraph" style:parent-style-name="Text_20_body" style:list-style-name="L4">
      <style:paragraph-properties fo:margin-top="0in" fo:margin-bottom="0in" style:contextual-spacing="false"/>
    </style:style>
    <style:style style:name="P26" style:family="paragraph" style:parent-style-name="Text_20_body" style:list-style-name="L6"/>
    <style:style style:name="P27" style:family="paragraph" style:parent-style-name="Text_20_body" style:list-style-name="L6">
      <style:paragraph-properties fo:margin-top="0in" fo:margin-bottom="0in" style:contextual-spacing="false"/>
    </style:style>
    <style:style style:name="P28" style:family="paragraph" style:parent-style-name="Text_20_body" style:list-style-name="L8"/>
    <style:style style:name="P29" style:family="paragraph" style:parent-style-name="Text_20_body" style:list-style-name="L8">
      <style:paragraph-properties fo:margin-top="0in" fo:margin-bottom="0in" style:contextual-spacing="false"/>
    </style:style>
    <style:style style:name="P30" style:family="paragraph" style:parent-style-name="Text_20_body" style:list-style-name="L10"/>
    <style:style style:name="P31" style:family="paragraph" style:parent-style-name="Text_20_body" style:list-style-name="L10">
      <style:paragraph-properties fo:margin-top="0in" fo:margin-bottom="0in" style:contextual-spacing="false"/>
    </style:style>
    <style:style style:name="P32" style:family="paragraph" style:parent-style-name="Text_20_body" style:list-style-name="L12"/>
    <style:style style:name="P33" style:family="paragraph" style:parent-style-name="Text_20_body" style:list-style-name="L12">
      <style:paragraph-properties fo:margin-top="0in" fo:margin-bottom="0in" style:contextual-spacing="false"/>
    </style:style>
    <style:style style:name="P34" style:family="paragraph" style:parent-style-name="Text_20_body" style:list-style-name="L14"/>
    <style:style style:name="P35" style:family="paragraph" style:parent-style-name="Text_20_body" style:list-style-name="L14">
      <style:paragraph-properties fo:margin-top="0in" fo:margin-bottom="0in" style:contextual-spacing="false"/>
    </style:style>
    <style:style style:name="P36" style:family="paragraph" style:parent-style-name="Text_20_body" style:list-style-name="L16"/>
    <style:style style:name="P37" style:family="paragraph" style:parent-style-name="Text_20_body" style:list-style-name="L16">
      <style:paragraph-properties fo:margin-top="0in" fo:margin-bottom="0in" style:contextual-spacing="false"/>
    </style:style>
    <style:style style:name="P38" style:family="paragraph" style:parent-style-name="Text_20_body">
      <style:paragraph-properties fo:text-align="center" style:justify-single-word="false"/>
      <style:text-properties officeooo:paragraph-rsid="000c9cc1"/>
    </style:style>
    <style:style style:name="T1" style:family="text">
      <style:text-properties officeooo:rsid="000c9cc1"/>
    </style:style>
    <style:style style:name="T2" style:family="text">
      <style:text-properties style:text-underline-style="solid" style:text-underline-width="auto" style:text-underline-color="font-color" officeooo:rsid="000c9cc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Strong_20_Emphasis"><text:span text:style-name="T2">Unittest Quick Reference</text:span></text:span></text:p>
      <text:p text:style-name="Text_20_body"><text:span text:style-name="Strong_20_Emphasis"/></text:p>
      <text:p text:style-name="Text_20_body"><text:span text:style-name="Strong_20_Emphasis">unittest:</text:span></text:p>
      <text:list text:style-name="L1">
        <text:list-item>
          <text:p text:style-name="P21">Python's built-in unit testing framework inspired by JUnit.</text:p>
        </text:list-item>
        <text:list-item>
          <text:p text:style-name="P21">Designed for writing and running test cases to validate the correctness of Python code.</text:p>
        </text:list-item>
        <text:list-item>
          <text:p text:style-name="P20">Supports test automation, fixture setup/teardown, test discovery, and reporting.</text:p>
        </text:list-item>
      </text:list>
      <text:p text:style-name="Text_20_body"><text:span text:style-name="Strong_20_Emphasis">Writing Test Cases:</text:span></text:p>
      <text:list text:style-name="L2">
        <text:list-item>
          <text:p text:style-name="P23">Define test cases by subclassing the <text:span text:style-name="Source_20_Text">unittest.TestCase</text:span> class.</text:p>
        </text:list-item>
        <text:list-item>
          <text:p text:style-name="P23">Write test methods within the test case class, each starting with the word "test".</text:p>
        </text:list-item>
        <text:list-item>
          <text:p text:style-name="P23">Use assertion methods like <text:span text:style-name="Source_20_Text">assertEqual()</text:span>, <text:span text:style-name="Source_20_Text">assertTrue()</text:span>, <text:span text:style-name="Source_20_Text">assertRaises()</text:span>, etc., to verify expected behavior.</text:p>
        </text:list-item>
        <text:list-item>
          <text:p text:style-name="P22">Example:</text:p>
          <text:p text:style-name="P1">python</text:p>
        </text:list-item>
      </text:list>
      <text:list text:style-name="L3">
        <text:list-item>
          <text:p text:style-name="P2"><text:span text:style-name="Source_20_Text">import unittest</text:span></text:p>
          <text:p text:style-name="P2"/>
          <text:p text:style-name="P2"><text:span text:style-name="Source_20_Text">class TestStringMethods(unittest.TestCase):</text:span></text:p>
          <text:p text:style-name="P2"/>
          <text:p text:style-name="P2"><text:span text:style-name="Source_20_Text"><text:s text:c="4"/>def test_upper(self):</text:span></text:p>
          <text:p text:style-name="P2"><text:span text:style-name="Source_20_Text"><text:s text:c="8"/>self.assertEqual('hello'.upper(), 'HELLO')</text:span></text:p>
          <text:p text:style-name="P2"/>
          <text:p text:style-name="P2"><text:span text:style-name="Source_20_Text"><text:s text:c="4"/>def test_isupper(self):</text:span></text:p>
          <text:p text:style-name="P2"><text:span text:style-name="Source_20_Text"><text:s text:c="8"/>self.assertTrue('HELLO'.isupper())</text:span></text:p>
          <text:p text:style-name="P3"><text:span text:style-name="Source_20_Text"><text:s text:c="8"/>self.assertFalse('Hello'.isupper())</text:span></text:p>
        </text:list-item>
      </text:list>
      <text:p text:style-name="Text_20_body"><text:span text:style-name="Strong_20_Emphasis">Running Tests:</text:span></text:p>
      <text:list text:style-name="L4">
        <text:list-item>
          <text:p text:style-name="P25">Run tests using the <text:span text:style-name="Source_20_Text">unittest.main()</text:span> function or <text:span text:style-name="Source_20_Text">unittest.TextTestRunner</text:span> class.</text:p>
        </text:list-item>
        <text:list-item>
          <text:p text:style-name="P25">Execute tests from the command line by running the test module as a script.</text:p>
        </text:list-item>
        <text:list-item>
          <text:p text:style-name="P25">Use the <text:span text:style-name="Source_20_Text">-v</text:span> flag for verbose output to display test names and results.</text:p>
        </text:list-item>
        <text:list-item>
          <text:p text:style-name="P24">Example:</text:p>
          <text:p text:style-name="P4">python</text:p>
        </text:list-item>
      </text:list>
      <text:list text:style-name="L5">
        <text:list-item>
          <text:p text:style-name="P5"><text:span text:style-name="Source_20_Text">if __name__ == '__main__':</text:span></text:p>
          <text:p text:style-name="P6"><text:span text:style-name="Source_20_Text"><text:s text:c="4"/>unittest.main()</text:span></text:p>
        </text:list-item>
      </text:list>
      <text:p text:style-name="Text_20_body"><text:span text:style-name="Strong_20_Emphasis">Test Discovery:</text:span></text:p>
      <text:list text:style-name="L6">
        <text:list-item>
          <text:p text:style-name="P27">Automatically discover and execute test cases within a directory using the <text:span text:style-name="Source_20_Text">unittest</text:span> test discovery mechanism.</text:p>
        </text:list-item>
        <text:list-item>
          <text:p text:style-name="P27">Place test modules in files prefixed with <text:span text:style-name="Source_20_Text">test_</text:span> or suffixed with <text:span text:style-name="Source_20_Text">_test.py</text:span>.</text:p>
        </text:list-item>
        <text:list-item>
          <text:p text:style-name="P27">Run <text:span text:style-name="Source_20_Text">unittest</text:span> module with the <text:span text:style-name="Source_20_Text">-m</text:span> flag and <text:span text:style-name="Source_20_Text">discover</text:span> argument to start test discovery.</text:p>
        </text:list-item>
        <text:list-item>
          <text:p text:style-name="P26">Example:</text:p>
        </text:list-item>
      </text:list>
      <text:list text:style-name="L7">
        <text:list-item>
          <text:p text:style-name="P7"><text:span text:style-name="Source_20_Text">python -m unittest discover tests</text:span></text:p>
        </text:list-item>
      </text:list>
      <text:p text:style-name="Text_20_body"><text:soft-page-break/><text:span text:style-name="Strong_20_Emphasis">Fixtures:</text:span></text:p>
      <text:list text:style-name="L8">
        <text:list-item>
          <text:p text:style-name="P29">Set up preconditions and clean up after tests using fixture methods like <text:span text:style-name="Source_20_Text">setUp()</text:span> and <text:span text:style-name="Source_20_Text">tearDown()</text:span>.</text:p>
        </text:list-item>
        <text:list-item>
          <text:p text:style-name="P29">Use <text:span text:style-name="Source_20_Text">setUpClass()</text:span> and <text:span text:style-name="Source_20_Text">tearDownClass()</text:span> for class-level setup and teardown.</text:p>
        </text:list-item>
        <text:list-item>
          <text:p text:style-name="P29">Ensure test isolation and reproducibility by setting up a clean state before each test.</text:p>
        </text:list-item>
        <text:list-item>
          <text:p text:style-name="P28">Example:</text:p>
          <text:p text:style-name="P8">python</text:p>
        </text:list-item>
      </text:list>
      <text:list text:style-name="L9">
        <text:list-item>
          <text:p text:style-name="P9"><text:span text:style-name="Source_20_Text">class TestStringMethods(unittest.TestCase):</text:span></text:p>
          <text:p text:style-name="P9"/>
          <text:p text:style-name="P9"><text:span text:style-name="Source_20_Text"><text:s text:c="4"/>@classmethod</text:span></text:p>
          <text:p text:style-name="P9"><text:span text:style-name="Source_20_Text"><text:s text:c="4"/>def setUpClass(cls):</text:span></text:p>
          <text:p text:style-name="P9"><text:span text:style-name="Source_20_Text"><text:s text:c="8"/>print('setUpClass')</text:span></text:p>
          <text:p text:style-name="P9"/>
          <text:p text:style-name="P9"><text:span text:style-name="Source_20_Text"><text:s text:c="4"/>def setUp(self):</text:span></text:p>
          <text:p text:style-name="P9"><text:span text:style-name="Source_20_Text"><text:s text:c="8"/>print('setUp')</text:span></text:p>
          <text:p text:style-name="P9"/>
          <text:p text:style-name="P9"><text:span text:style-name="Source_20_Text"><text:s text:c="4"/>def test_upper(self):</text:span></text:p>
          <text:p text:style-name="P9"><text:span text:style-name="Source_20_Text"><text:s text:c="8"/>self.assertEqual('hello'.upper(), 'HELLO')</text:span></text:p>
          <text:p text:style-name="P9"/>
          <text:p text:style-name="P9"><text:span text:style-name="Source_20_Text"><text:s text:c="4"/>def test_isupper(self):</text:span></text:p>
          <text:p text:style-name="P9"><text:span text:style-name="Source_20_Text"><text:s text:c="8"/>self.assertTrue('HELLO'.isupper())</text:span></text:p>
          <text:p text:style-name="P9"><text:span text:style-name="Source_20_Text"><text:s text:c="8"/>self.assertFalse('Hello'.isupper())</text:span></text:p>
          <text:p text:style-name="P9"/>
          <text:p text:style-name="P9"><text:span text:style-name="Source_20_Text"><text:s text:c="4"/>def tearDown(self):</text:span></text:p>
          <text:p text:style-name="P9"><text:span text:style-name="Source_20_Text"><text:s text:c="8"/>print('tearDown')</text:span></text:p>
          <text:p text:style-name="P9"/>
          <text:p text:style-name="P9"><text:span text:style-name="Source_20_Text"><text:s text:c="4"/>@classmethod</text:span></text:p>
          <text:p text:style-name="P9"><text:span text:style-name="Source_20_Text"><text:s text:c="4"/>def tearDownClass(cls):</text:span></text:p>
          <text:p text:style-name="P10"><text:span text:style-name="Source_20_Text"><text:s text:c="8"/>print('tearDownClass')</text:span></text:p>
        </text:list-item>
      </text:list>
      <text:p text:style-name="Text_20_body"><text:span text:style-name="Strong_20_Emphasis">Skipping Tests:</text:span></text:p>
      <text:list text:style-name="L10">
        <text:list-item>
          <text:p text:style-name="P31">Skip tests conditionally or unconditionally using the <text:span text:style-name="Source_20_Text">unittest.skip()</text:span> and <text:span text:style-name="Source_20_Text">unittest.skipIf()</text:span> decorators.</text:p>
        </text:list-item>
        <text:list-item>
          <text:p text:style-name="P31">Mark tests as skipped to exclude them from execution based on specific conditions.</text:p>
        </text:list-item>
        <text:list-item>
          <text:p text:style-name="P30">Example:</text:p>
          <text:p text:style-name="P11">python</text:p>
        </text:list-item>
      </text:list>
      <text:list text:style-name="L11">
        <text:list-item>
          <text:p text:style-name="P12"><text:span text:style-name="Source_20_Text">class TestStringMethods(unittest.TestCase):</text:span></text:p>
          <text:p text:style-name="P12"/>
          <text:p text:style-name="P12"><text:span text:style-name="Source_20_Text"><text:s text:c="4"/>@unittest.skip("demonstrating skipping")</text:span></text:p>
          <text:p text:style-name="P12"><text:span text:style-name="Source_20_Text"><text:s text:c="4"/>def test_nothing(self):</text:span></text:p>
          <text:p text:style-name="P12"><text:span text:style-name="Source_20_Text"><text:s text:c="8"/>self.fail("shouldn't happen")</text:span></text:p>
          <text:p text:style-name="P12"/>
          <text:p text:style-name="P12"><text:span text:style-name="Source_20_Text"><text:s text:c="4"/>@unittest.skipIf(my_condition, "Skipping test due to condition")</text:span></text:p>
          <text:p text:style-name="P12"><text:span text:style-name="Source_20_Text"><text:s text:c="4"/>def test_something(self):</text:span></text:p>
          <text:p text:style-name="P13"><text:span text:style-name="Source_20_Text"><text:s text:c="8"/># Test implementation</text:span></text:p>
        </text:list-item>
      </text:list>
      <text:p text:style-name="Text_20_body"><text:span text:style-name="Strong_20_Emphasis">Parameterized Tests:</text:span></text:p>
      <text:list text:style-name="L12">
        <text:list-item>
          <text:p text:style-name="P33">Create parameterized tests using the <text:span text:style-name="Source_20_Text">unittest.TestCase.subTest()</text:span> context manager.</text:p>
        </text:list-item>
        <text:list-item>
          <text:p text:style-name="P33"><text:soft-page-break/>Iterate over multiple inputs and expected outputs within a single test method.</text:p>
        </text:list-item>
        <text:list-item>
          <text:p text:style-name="P32">Example:</text:p>
          <text:p text:style-name="P14">python</text:p>
        </text:list-item>
      </text:list>
      <text:list text:style-name="L13">
        <text:list-item>
          <text:p text:style-name="P15"><text:span text:style-name="Source_20_Text">class TestStringMethods(unittest.TestCase):</text:span></text:p>
          <text:p text:style-name="P15"/>
          <text:p text:style-name="P15"><text:span text:style-name="Source_20_Text"><text:s text:c="4"/>def test_upper(self):</text:span></text:p>
          <text:p text:style-name="P15"><text:span text:style-name="Source_20_Text"><text:s text:c="8"/>test_cases = [('hello', 'HELLO'), ('world', 'WORLD')]</text:span></text:p>
          <text:p text:style-name="P15"><text:span text:style-name="Source_20_Text"><text:s text:c="8"/>for input_str, expected_output in test_cases:</text:span></text:p>
          <text:p text:style-name="P15"><text:span text:style-name="Source_20_Text"><text:s text:c="12"/>with self.subTest(input_str=input_str):</text:span></text:p>
          <text:p text:style-name="P16"><text:span text:style-name="Source_20_Text"><text:s text:c="16"/>self.assertEqual(input_str.upper(), expected_output)</text:span></text:p>
        </text:list-item>
      </text:list>
      <text:p text:style-name="Text_20_body"><text:span text:style-name="Strong_20_Emphasis">Test Suites:</text:span></text:p>
      <text:list text:style-name="L14">
        <text:list-item>
          <text:p text:style-name="P35">Group related test cases into test suites for organization and execution.</text:p>
        </text:list-item>
        <text:list-item>
          <text:p text:style-name="P35">Use <text:span text:style-name="Source_20_Text">unittest.TestSuite</text:span> class to create and manage test suites.</text:p>
        </text:list-item>
        <text:list-item>
          <text:p text:style-name="P35">Add test cases to the test suite using the <text:span text:style-name="Source_20_Text">addTest()</text:span> method.</text:p>
        </text:list-item>
        <text:list-item>
          <text:p text:style-name="P34">Example:</text:p>
          <text:p text:style-name="P17">python</text:p>
        </text:list-item>
      </text:list>
      <text:list text:style-name="L15">
        <text:list-item>
          <text:p text:style-name="P18"><text:span text:style-name="Source_20_Text">def suite():</text:span></text:p>
          <text:p text:style-name="P18"><text:span text:style-name="Source_20_Text"><text:s text:c="4"/>test_suite = unittest.TestSuite()</text:span></text:p>
          <text:p text:style-name="P18"><text:span text:style-name="Source_20_Text"><text:s text:c="4"/>test_suite.addTest(TestStringMethods('test_upper'))</text:span></text:p>
          <text:p text:style-name="P18"><text:span text:style-name="Source_20_Text"><text:s text:c="4"/>test_suite.addTest(TestStringMethods('test_isupper'))</text:span></text:p>
          <text:p text:style-name="P18"><text:span text:style-name="Source_20_Text"><text:s text:c="4"/>return test_suite</text:span></text:p>
          <text:p text:style-name="P18"/>
          <text:p text:style-name="P18"><text:span text:style-name="Source_20_Text">if __name__ == '__main__':</text:span></text:p>
          <text:p text:style-name="P18"><text:span text:style-name="Source_20_Text"><text:s text:c="4"/>runner = unittest.TextTestRunner()</text:span></text:p>
          <text:p text:style-name="P19"><text:span text:style-name="Source_20_Text"><text:s text:c="4"/>runner.run(suite())</text:span></text:p>
        </text:list-item>
      </text:list>
      <text:p text:style-name="Text_20_body"><text:span text:style-name="Strong_20_Emphasis">Test Result Reporting:</text:span></text:p>
      <text:list text:style-name="L16">
        <text:list-item>
          <text:p text:style-name="P37">Generate test reports and analyze test results using the built-in <text:span text:style-name="Source_20_Text">unittest</text:span> reporting features.</text:p>
        </text:list-item>
        <text:list-item>
          <text:p text:style-name="P37">View test results in various formats like text, XML, HTML, etc.</text:p>
        </text:list-item>
        <text:list-item>
          <text:p text:style-name="P36">Integrate with third-party tools and services for advanced reporting and analytic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1:55:47.745140087</meta:creation-date>
    <dc:date>2024-04-07T12:27:33.514969371</dc:date>
    <meta:editing-duration>PT57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3" meta:paragraph-count="108" meta:word-count="523" meta:character-count="3976" meta:non-whitespace-character-count="3418"/>
  </office:meta>
</office:document-meta>
</file>